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objectwithoutfill">
      <style:graphic-properties svg:stroke-width="0.15cm" svg:stroke-color="#ffffff" draw:marker-start-width="0.43cm" draw:marker-end-width="0.43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Standard">
        <draw:frame draw:style-name="gr1" draw:layer="layout" svg:width="15.892cm" svg:height="7.317cm" svg:x="-0.03cm" svg:y="-0.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line draw:style-name="gr2" draw:text-style-name="P1" draw:layer="layout" svg:x1="5.5cm" svg:y1="1.526cm" svg:x2="3.8cm" svg:y2="2.526cm">
            <text:p/>
          </draw:line>
          <draw:line draw:style-name="gr3" draw:text-style-name="P1" draw:layer="layout" svg:x1="5.5cm" svg:y1="1.394cm" svg:x2="3.8cm" svg:y2="2.394cm">
            <text:p/>
          </draw:line>
          <draw:line draw:style-name="gr3" draw:text-style-name="P1" draw:layer="layout" svg:x1="5.5cm" svg:y1="1.641cm" svg:x2="3.8cm" svg:y2="2.641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3cm" fo:page-height="7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6T17:49:08</meta:creation-date>
    <dc:date>2012-02-22T14:38:05</dc:date>
    <meta:editing-duration>PT2M3S</meta:editing-duration>
    <meta:editing-cycles>2</meta:editing-cycles>
    <meta:generator>LibreOffice/3.4$Linux LibreOffice_project/340m1$Build-302</meta:generator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93cm" svg:height="7.318cm" xlink:href="." xlink:type="simple" chart:class="chart:bar" chart:style-name="ch1">
        <chart:legend chart:legend-position="end" svg:x="12.538cm" svg:y="1.61cm" style:legend-expansion="high" chart:style-name="ch2"/>
        <chart:plot-area chart:style-name="ch3" chart:data-source-has-labels="both" svg:x="1.492cm" svg:y="0.719cm" svg:width="10.412cm" svg:height="6.033cm">
          <chartooo:coordinate-region svg:x="2.295cm" svg:y="0.955cm" svg:width="9.609cm" svg:height="5.562cm"/>
          <chart:axis chart:dimension="x" chart:name="primary-x" chart:style-name="ch4" chartooo:axis-type="text">
            <chart:categories table:cell-range-address="local-table.$B$1:.$B$1"/>
          </chart:axis>
          <chart:axis chart:dimension="y" chart:name="primary-y" chart:style-name="ch5">
            <chart:title svg:x="0.451cm" svg:y="5.606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S_(+1)_10</text:p>
              </table:table-cell>
              <table:table-cell office:value-type="float" office:value="47.89">
                <text:p>47.89</text:p>
              </table:table-cell>
            </table:table-row>
            <table:table-row>
              <table:table-cell office:value-type="string">
                <text:p>IDS(*2)_1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eDF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BF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IDS_(+1)_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IDS(*2)_10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